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901615C71D69DDFDBE.png" manifest:media-type="image/png"/>
  <manifest:file-entry manifest:full-path="Pictures/10000201000002800000019046270CACDC1983AC.png" manifest:media-type="image/png"/>
  <manifest:file-entry manifest:full-path="Pictures/100002010000028000000190D2745255F200CA13.png" manifest:media-type="image/png"/>
  <manifest:file-entry manifest:full-path="Pictures/1000020100000280000001903127FF661B0EF3AC.png" manifest:media-type="image/png"/>
  <manifest:file-entry manifest:full-path="Pictures/100002010000028000000190DBDA1C8A1BF80C56.png" manifest:media-type="image/png"/>
  <manifest:file-entry manifest:full-path="Pictures/1000020100000280000001905F00E5E9E9002695.png" manifest:media-type="image/png"/>
  <manifest:file-entry manifest:full-path="Pictures/1000020100000280000001909C39D91BF28F95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efe4"/>
    </style:style>
    <style:style style:name="P2" style:family="paragraph" style:parent-style-name="Header">
      <style:paragraph-properties fo:text-align="end" style:justify-single-word="false"/>
      <style:text-properties officeooo:rsid="0016efe4" officeooo:paragraph-rsid="0016efe4"/>
    </style:style>
    <style:style style:name="T1" style:family="text">
      <style:text-properties officeooo:rsid="0016ef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6.6661in" svg:height="4.1661in" draw:z-index="0"><draw:image xlink:href="Pictures/1000020100000280000001901615C71D69DDFDBE.png" xlink:type="simple" xlink:show="embed" xlink:actuate="onLoad"/></draw:frame></text:p>
      <text:p text:style-name="P1"><draw:frame draw:style-name="fr1" draw:name="Image2" text:anchor-type="as-char" svg:width="6.6661in" svg:height="4.1661in" draw:z-index="1"><draw:image xlink:href="Pictures/1000020100000280000001903127FF661B0EF3AC.png" xlink:type="simple" xlink:show="embed" xlink:actuate="onLoad"/></draw:frame></text:p>
      <text:p text:style-name="P1"><text:soft-page-break/><draw:frame draw:style-name="fr1" draw:name="Image3" text:anchor-type="as-char" svg:width="6.6661in" svg:height="4.1661in" draw:z-index="2"><draw:image xlink:href="Pictures/1000020100000280000001905F00E5E9E9002695.png" xlink:type="simple" xlink:show="embed" xlink:actuate="onLoad"/></draw:frame></text:p>
      <text:p text:style-name="P1"><draw:frame draw:style-name="fr1" draw:name="Image4" text:anchor-type="as-char" svg:width="6.6661in" svg:height="4.1661in" draw:z-index="3"><draw:image xlink:href="Pictures/100002010000028000000190D2745255F200CA13.png" xlink:type="simple" xlink:show="embed" xlink:actuate="onLoad"/></draw:frame></text:p>
      <text:p text:style-name="P1"><text:soft-page-break/><text:span text:style-name="T1">Start of Dump Print out (Ingore code):</text:span><draw:frame draw:style-name="fr2" draw:name="Image5" text:anchor-type="as-char" svg:y="-2.6382in" svg:width="6.6661in" svg:height="4.1661in" draw:z-index="5"><draw:image xlink:href="Pictures/1000020100000280000001909C39D91BF28F950C.png" xlink:type="simple" xlink:show="embed" xlink:actuate="onLoad"/></draw:frame><text:soft-page-break/><draw:frame draw:style-name="fr2" draw:name="Image6" text:anchor-type="as-char" svg:y="-3.3783in" svg:width="6.6661in" svg:height="4.1661in" draw:z-index="6"><draw:image xlink:href="Pictures/10000201000002800000019046270CACDC1983AC.png" xlink:type="simple" xlink:show="embed" xlink:actuate="onLoad"/></draw:frame></text:p>
      <text:p text:style-name="P1"><draw:frame draw:style-name="fr1" draw:name="Image7" text:anchor-type="as-char" svg:width="6.6661in" svg:height="4.1661in" draw:z-index="4"><draw:image xlink:href="Pictures/100002010000028000000190DBDA1C8A1BF80C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efe4" officeooo:paragraph-rsid="0016ef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ustin Watson</text:p>
        <text:p text:style-name="MP1">lab 10</text:p>
        <text:p text:style-name="MP1">seat 10</text:p>
        <text:p text:style-name="MP1">CNA 39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36:05.312000000</meta:creation-date>
    <dc:date>2017-03-18T16:45:25.926000000</dc:date>
    <meta:editing-duration>PT9M20S</meta:editing-duration>
    <meta:editing-cycles>3</meta:editing-cycles>
    <meta:generator>LibreOffice/5.2.3.3$Windows_x86 LibreOffice_project/d54a8868f08a7b39642414cf2c8ef2f228f780cf</meta:generator>
    <meta:document-statistic meta:table-count="0" meta:image-count="7" meta:object-count="0" meta:page-count="4" meta:paragraph-count="10" meta:word-count="15" meta:character-count="71" meta:non-whitespace-character-count="61"/>
  </office:meta>
</office:document-meta>
</file>